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84d1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color="#0084d1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84d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6.945cm" svg:x="0.801cm" svg:y="1.6cm" presentation:class="title" presentation:user-transformed="true">
          <draw:text-box>
            <text:p><text:span text:style-name="T1">Continuous Delivery: Konfigurationsmanagement in der Softwareentwicklung</text:span><text:span text:style-name="T2"><text:line-break/></text:span><text:span text:style-name="T2"/></text:p>
          </draw:text-box>
        </draw:frame>
        <draw:frame presentation:style-name="pr2" draw:layer="layout" svg:width="25.199cm" svg:height="15.387cm" svg:x="1.4cm" svg:y="4.914cm" presentation:class="outline" presentation:user-transformed="true">
          <draw:text-box>
            <text:p/>
            <text:p/>
            <text:list text:style-name="L3">
              <text:list-item>
                <text:p>Unterstützungsprozess</text:p>
              </text:list-item>
              <text:list-item>
                <text:p>Stabilisierung der Qualität</text:p>
              </text:list-item>
              <text:list-item>
                <text:p>Begleitet den kompletten Produktlebenszyklus</text:p>
              </text:list-item>
              <text:list-item>
                <text:p>Konkurrenzdruck im Internet</text:p>
              </text:list-item>
              <text:list-item>
                <text:p><text:span text:style-name="T3">Deployment Pipeline</text:span> als Abstraktion</text:p>
              </text:list-item>
              <text:list-item>
                <text:p>Minimierung der Durchlaufzei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1" draw:layer="layout" svg:width="42.604cm" svg:height="19.499cm" svg:x="-7cm" svg:y="0.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 text:style-name="P2"><text:span text:style-name="T1">Reduktion von Komplexität</text:span></text:p>
          </draw:text-box>
        </draw:frame>
        <draw:frame presentation:style-name="pr2" draw:text-style-name="P3" draw:layer="layout" svg:width="24.399cm" svg:height="13.859cm" svg:x="2.2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</text:list-header>
              <text:list-item>
                <text:p text:style-name="P3">Erfolgreiche Projekte</text:p>
              </text:list-item>
              <text:list-item>
                <text:p text:style-name="P3">Technische Komplexität</text:p>
              </text:list-item>
              <text:list-item>
                <text:p text:style-name="P3">Soziale Komplexitä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0T22:00:54.18</meta:creation-date>
    <meta:editing-duration>P1DT13H12M45S</meta:editing-duration>
    <meta:editing-cycles>12</meta:editing-cycles>
    <dc:date>2014-03-24T21:49:32.31</dc:date>
    <meta:generator>OpenOffice.org/3.4.1$Win32 OpenOffice.org_project/341m1$Build-9593</meta:generator>
    <meta:document-statistic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cc" draw:textarea-vertical-align="middle"/>
    </style:style>
    <style:style style:name="gr7" style:family="graphic" style:parent-style-name="standard">
      <style:graphic-properties draw:fill="solid" draw:fill-color="#c0c0c0"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color="#008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 fo:font-size="18pt" style:font-size-asian="18pt" style:font-size-complex="1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0084d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8000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2" style:family="text">
      <style:text-properties fo:color="#0084d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cm" svg:height="4.6cm" svg:x="1.01cm" svg:y="9.138cm">
          <text:p text:style-name="P1">Source</text:p>
          <text:p text:style-name="P1"><text:s/>Code</text:p>
          <text:p text:style-name="P1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4cm" svg:height="3.7cm" svg:x="14cm" svg:y="16.3cm">
          <text:p text:style-name="P1">Artifact</text:p>
          <text:p text:style-name="P1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3.8cm" svg:height="2.899cm" svg:x="5.3cm" svg:y="10.2cm">
          <text:p/>
        </draw:rect>
        <draw:rect draw:style-name="gr3" draw:text-style-name="P1" draw:layer="layout" svg:width="3.8cm" svg:height="2.899cm" svg:x="10.252cm" svg:y="10.2cm">
          <text:p text:style-name="P1">Acceptance</text:p>
          <text:p text:style-name="P1">test stage</text:p>
        </draw:rect>
        <draw:rect draw:style-name="gr3" draw:text-style-name="P1" draw:layer="layout" svg:width="3.8cm" svg:height="2.899cm" svg:x="15.078cm" svg:y="10.243cm">
          <text:p text:style-name="P1">Manual</text:p>
          <text:p text:style-name="P1">test stage</text:p>
        </draw:rect>
        <draw:rect draw:style-name="gr3" draw:text-style-name="P1" draw:layer="layout" svg:width="3.8cm" svg:height="2.899cm" svg:x="19.988cm" svg:y="10.259cm">
          <text:p text:style-name="P1">Performance</text:p>
          <text:p text:style-name="P1">testing stage</text:p>
        </draw:rect>
        <draw:rect draw:style-name="gr3" draw:text-style-name="P1" draw:layer="layout" svg:width="3.8cm" svg:height="2.899cm" svg:x="24.9cm" svg:y="10.301cm">
          <text:p text:style-name="P1">Release</text:p>
          <text:p text:style-name="P1">stage</text:p>
        </draw:rect>
        <draw:line draw:style-name="gr4" draw:text-style-name="P1" draw:layer="layout" svg:x1="4.2cm" svg:y1="11.6cm" svg:x2="5.3cm" svg:y2="11.6cm">
          <text:p/>
        </draw:line>
        <draw:line draw:style-name="gr4" draw:text-style-name="P1" draw:layer="layout" svg:x1="9.2cm" svg:y1="11.6cm" svg:x2="10.3cm" svg:y2="11.6cm">
          <text:p/>
        </draw:line>
        <draw:line draw:style-name="gr4" draw:text-style-name="P1" draw:layer="layout" svg:x1="14.1cm" svg:y1="11.6cm" svg:x2="15.1cm" svg:y2="11.6cm">
          <text:p/>
        </draw:line>
        <draw:line draw:style-name="gr4" draw:text-style-name="P1" draw:layer="layout" svg:x1="18.9cm" svg:y1="11.6cm" svg:x2="20cm" svg:y2="11.6cm">
          <text:p/>
        </draw:line>
        <draw:line draw:style-name="gr4" draw:text-style-name="P1" draw:layer="layout" svg:x1="23.8cm" svg:y1="11.6cm" svg:x2="24.9cm" svg:y2="11.6cm">
          <text:p/>
        </draw:line>
        <draw:frame draw:style-name="gr5" draw:text-style-name="P1" draw:layer="layout" svg:width="2.686cm" svg:height="1.675cm" svg:x="5.992cm" svg:y="10.738cm">
          <draw:text-box>
            <text:p text:style-name="P1">Commit</text:p>
            <text:p text:style-name="P1">stage</text:p>
          </draw:text-box>
        </draw:frame>
        <draw:ellipse draw:style-name="gr6" draw:text-style-name="P1" draw:layer="layout" svg:width="3.9cm" svg:height="2.7cm" svg:x="1.358cm" svg:y="1.473cm">
          <text:p text:style-name="P1">Developer</text:p>
        </draw:ellipse>
        <draw:ellipse draw:style-name="gr6" draw:text-style-name="P1" draw:layer="layout" svg:width="3.9cm" svg:height="2.7cm" svg:x="14.883cm" svg:y="5.781cm">
          <text:p text:style-name="P1">Tester</text:p>
        </draw:ellipse>
        <draw:ellipse draw:style-name="gr6" draw:text-style-name="P1" draw:layer="layout" svg:width="3.9cm" svg:height="2.7cm" svg:x="24.212cm" svg:y="1.499cm">
          <text:p text:style-name="P1">Operations</text:p>
        </draw:ellipse>
        <draw:rect draw:style-name="gr7" draw:text-style-name="P1" draw:layer="layout" svg:width="3.8cm" svg:height="2.3cm" svg:x="1.058cm" svg:y="5.342cm">
          <text:p text:style-name="P1">Private</text:p>
          <text:p text:style-name="P1">build</text:p>
        </draw:rect>
        <draw:line draw:style-name="gr8" draw:text-style-name="P1" draw:layer="layout" svg:x1="2.6cm" svg:y1="7.6cm" svg:x2="2.6cm" svg:y2="9.1cm">
          <text:p/>
        </draw:line>
        <draw:line draw:style-name="gr9" draw:text-style-name="P1" draw:layer="layout" svg:x1="5.2cm" svg:y1="3.2cm" svg:x2="15cm" svg:y2="6.7cm">
          <text:p/>
        </draw:line>
        <draw:line draw:style-name="gr9" draw:text-style-name="P1" draw:layer="layout" svg:x1="18.7cm" svg:y1="6.7cm" svg:x2="24.6cm" svg:y2="3.6cm">
          <text:p/>
        </draw:line>
        <draw:line draw:style-name="gr9" draw:text-style-name="P1" draw:layer="layout" svg:x1="5.3cm" svg:y1="2.6cm" svg:x2="24.3cm" svg:y2="2.8cm">
          <text:p/>
        </draw:line>
        <draw:frame draw:style-name="gr10" draw:text-style-name="P2" draw:layer="layout" svg:width="6.192cm" svg:height="1.675cm" svg:x="13.83cm" svg:y="3.345cm">
          <draw:text-box>
            <text:p text:style-name="P1"><text:span text:style-name="T1">Kommunikation</text:span></text:p>
            <text:p text:style-name="P1"><text:span text:style-name="T1">zwischen Menschen</text:span></text:p>
          </draw:text-box>
        </draw:frame>
        <draw:line draw:style-name="gr4" draw:text-style-name="P1" draw:layer="layout" svg:x1="3.2cm" svg:y1="4.2cm" svg:x2="2.7cm" svg:y2="5.4cm">
          <text:p/>
        </draw:line>
        <draw:line draw:style-name="gr4" draw:text-style-name="P1" draw:layer="layout" svg:x1="16.9cm" svg:y1="8.5cm" svg:x2="16.9cm" svg:y2="10.3cm">
          <text:p/>
        </draw:line>
        <draw:line draw:style-name="gr4" draw:text-style-name="P1" draw:layer="layout" svg:x1="26.5cm" svg:y1="4.2cm" svg:x2="26.5cm" svg:y2="10.3cm">
          <text:p/>
        </draw:line>
        <draw:line draw:style-name="gr4" draw:text-style-name="P1" draw:layer="layout" svg:x1="7.3cm" svg:y1="13.1cm" svg:x2="14cm" svg:y2="18.1cm">
          <text:p/>
        </draw:line>
        <draw:line draw:style-name="gr4" draw:text-style-name="P1" draw:layer="layout" svg:x1="14.5cm" svg:y1="16.4cm" svg:x2="12.3cm" svg:y2="13.1cm">
          <text:p/>
        </draw:line>
        <draw:line draw:style-name="gr4" draw:text-style-name="P1" draw:layer="layout" svg:x1="15.7cm" svg:y1="16.3cm" svg:x2="16.4cm" svg:y2="13.1cm">
          <text:p/>
        </draw:line>
        <draw:line draw:style-name="gr4" draw:text-style-name="P1" draw:layer="layout" svg:x1="16.5cm" svg:y1="16.3cm" svg:x2="20.6cm" svg:y2="13.2cm">
          <text:p/>
        </draw:line>
        <draw:line draw:style-name="gr4" draw:text-style-name="P1" draw:layer="layout" svg:x1="17.5cm" svg:y1="16.8cm" svg:x2="25.5cm" svg:y2="13.2cm">
          <text:p/>
        </draw:line>
        <draw:frame draw:style-name="gr5" draw:layer="layout" svg:width="3.144cm" svg:height="2.387cm" svg:x="6.8cm" svg:y="15.6cm">
          <draw:text-box>
            <text:p>Reports</text:p>
            <text:p>Binaries</text:p>
            <text:p>Metadata</text:p>
          </draw:text-box>
        </draw:frame>
        <draw:frame draw:style-name="gr5" draw:text-style-name="P4" draw:layer="layout" svg:width="14.421cm" svg:height="1.136cm" svg:x="8.346cm" svg:y="0.936cm">
          <draw:text-box>
            <text:p text:style-name="P3"><text:span text:style-name="T2">Die Deployment Pipeline im Überblick</text:span></text:p>
          </draw:text-box>
        </draw:frame>
        <draw:frame draw:style-name="gr11" draw:layer="layout" svg:width="4.905cm" svg:height="0.963cm" svg:x="2.859cm" svg:y="7.945cm">
          <draw:text-box>
            <text:p>Update/Commit</text:p>
          </draw:text-box>
        </draw:frame>
        <draw:frame draw:style-name="gr5" draw:layer="layout" svg:width="5.531cm" svg:height="1.675cm" svg:x="11.327cm" svg:y="8.397cm">
          <draw:text-box>
            <text:p>Deploys and tests</text:p>
            <text:p>release candidate</text:p>
          </draw:text-box>
        </draw:frame>
        <draw:frame draw:style-name="gr5" draw:layer="layout" svg:width="5.497cm" svg:height="1.675cm" svg:x="20.929cm" svg:y="7.825cm">
          <draw:text-box>
            <text:p>Releases</text:p>
            <text:p>release candidate</text:p>
          </draw:text-box>
        </draw:frame>
        <draw:frame draw:style-name="gr12" draw:layer="layout" svg:width="0.502cm" svg:height="1.204cm" svg:x="24.7cm" svg:y="6.2cm">
          <draw:text-box>
            <text:p/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